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352558FFF824FBE0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4.25cm" fo:min-width="2.37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23ff23" draw:marker-start="" draw:marker-start-width="0.353cm" draw:marker-end="Arrow_20_concave" draw:marker-end-width="0.353cm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top" draw:auto-grow-height="false" fo:min-height="4.25cm" fo:min-width="3.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="Arrow_20_concave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13cm"/>
    </style:style>
    <style:style style:name="gr9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5cm" svg:stroke-color="#23ff23" draw:marker-start="Arrow_20_concave" draw:marker-start-width="0.353cm" draw:marker-end="" draw:marker-end-width="0.3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width="0.035cm" svg:stroke-color="#ff0000" draw:marker-start="" draw:marker-start-width="0.352cm" draw:marker-end="Arrow_20_concave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.3999996185303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c5000b"/>
    </style:style>
    <style:style style:name="P7" style:family="paragraph">
      <loext:graphic-properties draw:fill="none" draw:fill-color="#ffffff"/>
      <style:paragraph-properties fo:text-align="center"/>
      <style:text-properties fo:color="#c5000b" fo:font-size="12.3999996185303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.399999618530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5000b"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2.874cm" svg:height="4.5cm" svg:x="2.076cm" svg:y="3cm">
          <text:p text:style-name="P1"><text:span text:style-name="T1">Client</text:span></text:p>
          <text:p text:style-name="P1"><text:span text:style-name="T1"/></text:p>
          <text:p text:style-name="P1"><text:span text:style-name="T1">Server</text:span></text:p>
          <text:p text:style-name="P1"><text:span text:style-name="T1"/></text:p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74cm" svg:y1="3.473cm" svg:x2="11cm" svg:y2="3.5cm">
          <text:p/>
        </draw:line>
        <draw:frame draw:style-name="gr3" draw:text-style-name="P3" draw:layer="layout" svg:width="4.761cm" svg:height="1.199cm" svg:x="5.439cm" svg:y="2.25cm">
          <draw:text-box>
            <text:p text:style-name="P1"><text:span text:style-name="T2">I think, I communicate </text:span></text:p>
            <text:p text:style-name="P1"><text:span text:style-name="T2">with Client/Server 2</text:span></text:p>
          </draw:text-box>
        </draw:frame>
        <draw:frame draw:style-name="gr4" draw:text-style-name="P5" draw:layer="layout" svg:width="7.898cm" svg:height="1.038cm" svg:x="9.802cm" svg:y="1.512cm">
          <draw:text-box>
            <text:p text:style-name="P4"><text:span text:style-name="T3">Security use-case 1.3.2</text:span></text:p>
          </draw:text-box>
        </draw:frame>
        <draw:custom-shape draw:style-name="gr5" draw:text-style-name="P7" draw:layer="layout" svg:width="4.35cm" svg:height="4.5cm" svg:x="11cm" svg:y="3cm">
          <text:p text:style-name="P6"><text:span text:style-name="T4">Hacker</text:span><text:span text:style-name="T4"><text:line-break/></text:span><text:span text:style-name="T4"><text:line-break/></text:span><text:span text:style-name="T4">Advers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95cm" svg:y1="6.5cm" svg:x2="11cm" svg:y2="6.5cm">
          <text:p/>
        </draw:line>
        <draw:frame draw:style-name="gr7" draw:text-style-name="P8" draw:layer="layout" svg:width="5.15cm" svg:height="0.725cm" svg:x="5.35cm" svg:y="5.827cm">
          <draw:text-box>
            <text:p><text:span text:style-name="T2">Hello, I am client/sever 2</text:span></text:p>
          </draw:text-box>
        </draw:frame>
        <draw:frame draw:style-name="gr8" draw:text-style-name="P8" draw:layer="layout" svg:width="3.741cm" svg:height="0.725cm" svg:x="6.209cm" svg:y="6.475cm">
          <draw:text-box>
            <text:p><text:span text:style-name="T2">Modified mesage</text:span></text:p>
          </draw:text-box>
        </draw:frame>
        <draw:frame draw:style-name="gr8" draw:text-style-name="P8" draw:layer="layout" svg:width="3.707cm" svg:height="0.725cm" svg:x="16.537cm" svg:y="6.35cm">
          <draw:text-box>
            <text:p><text:span text:style-name="T2">original message</text:span></text:p>
          </draw:text-box>
        </draw:frame>
        <draw:custom-shape draw:style-name="gr1" draw:text-style-name="P2" draw:layer="layout" svg:width="2.874cm" svg:height="4.5cm" svg:x="21.326cm" svg:y="3cm">
          <text:p text:style-name="P1"><text:span text:style-name="T1">Client</text:span></text:p>
          <text:p text:style-name="P1"><text:span text:style-name="T1"/></text:p>
          <text:p text:style-name="P1"><text:span text:style-name="T1">Server</text:span></text:p>
          <text:p text:style-name="P1"><text:span text:style-name="T1"/></text:p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874cm" svg:height="2.221cm" svg:x="11.8cm" svg:y="5.129cm">
          <draw:image xlink:href="Pictures/100000000000044C00000352558FFF824FBE09BA.png" xlink:type="simple" xlink:show="embed" xlink:actuate="onLoad">
            <text:p/>
          </draw:image>
        </draw:frame>
        <draw:frame draw:style-name="gr9" draw:text-style-name="P1" draw:layer="layout" svg:width="0.453cm" svg:height="0.35cm" svg:x="5.947cm" svg:y="6.65cm">
          <draw:image xlink:href="Pictures/100000000000044C00000352558FFF824FBE09BA.png" xlink:type="simple" xlink:show="embed" xlink:actuate="onLoad">
            <text:p/>
          </draw:image>
        </draw:frame>
        <draw:line draw:style-name="gr10" draw:text-style-name="P1" draw:layer="layout" svg:x1="15.35cm" svg:y1="6.473cm" svg:x2="21.326cm" svg:y2="6.5cm">
          <text:p/>
        </draw:line>
        <draw:frame draw:style-name="gr3" draw:text-style-name="P3" draw:layer="layout" svg:width="4.761cm" svg:height="1.199cm" svg:x="15.815cm" svg:y="5.25cm">
          <draw:text-box>
            <text:p text:style-name="P1"><text:span text:style-name="T2">I think, I communicate </text:span></text:p>
            <text:p text:style-name="P1"><text:span text:style-name="T2">with Client/Server 1</text:span></text:p>
          </draw:text-box>
        </draw:frame>
        <draw:frame draw:style-name="gr8" draw:text-style-name="P8" draw:layer="layout" svg:width="3.707cm" svg:height="0.725cm" svg:x="5.843cm" svg:y="3.35cm">
          <draw:text-box>
            <text:p><text:span text:style-name="T2">original message</text:span></text:p>
          </draw:text-box>
        </draw:frame>
        <draw:line draw:style-name="gr11" draw:text-style-name="P1" draw:layer="layout" svg:x1="15.35cm" svg:y1="3.473cm" svg:x2="21.3cm" svg:y2="3.5cm">
          <text:p/>
        </draw:line>
        <draw:frame draw:style-name="gr7" draw:text-style-name="P8" draw:layer="layout" svg:width="5.15cm" svg:height="0.725cm" svg:x="15.75cm" svg:y="2.8cm">
          <draw:text-box>
            <text:p><text:span text:style-name="T2">Hello, I am client/sever 1</text:span></text:p>
          </draw:text-box>
        </draw:frame>
        <draw:frame draw:style-name="gr8" draw:text-style-name="P8" draw:layer="layout" svg:width="3.741cm" svg:height="0.725cm" svg:x="16.609cm" svg:y="3.448cm">
          <draw:text-box>
            <text:p><text:span text:style-name="T2">Modified mesage</text:span></text:p>
          </draw:text-box>
        </draw:frame>
        <draw:frame draw:style-name="gr9" draw:text-style-name="P1" draw:layer="layout" svg:width="0.453cm" svg:height="0.35cm" svg:x="16.347cm" svg:y="3.623cm">
          <draw:image xlink:href="Pictures/100000000000044C00000352558FFF824FBE09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2:11:08.236000000</meta:creation-date>
    <dc:date>2017-03-19T12:35:32.256000000</dc:date>
    <meta:editing-duration>PT4M1S</meta:editing-duration>
    <meta:editing-cycles>1</meta:editing-cycles>
    <meta:document-statistic meta:object-count="19"/>
    <meta:generator>LibreOffice/5.2.4.2$Windows_x86 LibreOffice_project/3d5603e1122f0f102b62521720ab13a38a4e0eb0</meta:generator>
  </office:meta>
</office:document-meta>
</file>